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weight="bold" officeooo:rsid="0011460f" officeooo:paragraph-rsid="0004f928" style:font-weight-asian="bold" style:font-weight-complex="bold"/>
    </style:style>
    <style:style style:name="P2" style:family="paragraph" style:parent-style-name="Standard">
      <style:text-properties fo:font-weight="bold" officeooo:rsid="0011460f" officeooo:paragraph-rsid="00063948" style:font-weight-asian="bold" style:font-weight-complex="bold"/>
    </style:style>
    <style:style style:name="P3" style:family="paragraph" style:parent-style-name="Standard">
      <style:text-properties officeooo:rsid="0011460f" officeooo:paragraph-rsid="00063948"/>
    </style:style>
    <style:style style:name="P4" style:family="paragraph" style:parent-style-name="Standard">
      <style:text-properties officeooo:rsid="0011460f" officeooo:paragraph-rsid="00083632"/>
    </style:style>
    <style:style style:name="P5" style:family="paragraph" style:parent-style-name="Standard">
      <style:text-properties officeooo:rsid="0011460f" officeooo:paragraph-rsid="000bfc3b"/>
    </style:style>
    <style:style style:name="P6" style:family="paragraph" style:parent-style-name="Standard">
      <style:text-properties officeooo:rsid="0011460f" officeooo:paragraph-rsid="000d3297"/>
    </style:style>
    <style:style style:name="P7" style:family="paragraph" style:parent-style-name="Standard">
      <style:text-properties officeooo:rsid="0011460f" officeooo:paragraph-rsid="001022e7"/>
    </style:style>
    <style:style style:name="P8" style:family="paragraph" style:parent-style-name="Standard">
      <style:text-properties officeooo:rsid="001c6e5f" officeooo:paragraph-rsid="00063948"/>
    </style:style>
    <style:style style:name="P9" style:family="paragraph" style:parent-style-name="Standard">
      <style:text-properties fo:font-weight="normal" officeooo:rsid="000bfc3b" officeooo:paragraph-rsid="000bfc3b" style:font-weight-asian="normal" style:font-weight-complex="normal"/>
    </style:style>
    <style:style style:name="P10" style:family="paragraph" style:parent-style-name="Standard">
      <style:text-properties officeooo:rsid="00083632" officeooo:paragraph-rsid="00083632"/>
    </style:style>
    <style:style style:name="P11" style:family="paragraph" style:parent-style-name="Standard">
      <style:text-properties officeooo:rsid="000dd40e" officeooo:paragraph-rsid="000dd40e"/>
    </style:style>
    <style:style style:name="P12" style:family="paragraph" style:parent-style-name="Standard">
      <style:text-properties officeooo:rsid="000f2e90" officeooo:paragraph-rsid="000f2e90"/>
    </style:style>
    <style:style style:name="P13" style:family="paragraph" style:parent-style-name="Standard">
      <style:text-properties officeooo:rsid="000f2e90" officeooo:paragraph-rsid="001022e7"/>
    </style:style>
    <style:style style:name="P14" style:family="paragraph" style:parent-style-name="Standard">
      <style:text-properties officeooo:rsid="001022e7" officeooo:paragraph-rsid="001022e7"/>
    </style:style>
    <style:style style:name="P15" style:family="paragraph" style:parent-style-name="Standard">
      <style:text-properties officeooo:rsid="001022e7" officeooo:paragraph-rsid="0011ea3a"/>
    </style:style>
    <style:style style:name="P16" style:family="paragraph" style:parent-style-name="Standard">
      <style:text-properties officeooo:rsid="0011ea3a" officeooo:paragraph-rsid="0011ea3a"/>
    </style:style>
    <style:style style:name="P17" style:family="paragraph" style:parent-style-name="Standard">
      <style:text-properties officeooo:paragraph-rsid="00121608"/>
    </style:style>
    <style:style style:name="P18" style:family="paragraph" style:parent-style-name="Standard">
      <style:text-properties officeooo:rsid="00121608" officeooo:paragraph-rsid="00121608"/>
    </style:style>
    <style:style style:name="P19" style:family="paragraph" style:parent-style-name="Standard">
      <style:text-properties officeooo:rsid="00121608" officeooo:paragraph-rsid="00129fb6"/>
    </style:style>
    <style:style style:name="P20" style:family="paragraph" style:parent-style-name="Standard">
      <style:text-properties officeooo:rsid="00121608" officeooo:paragraph-rsid="0012d416"/>
    </style:style>
    <style:style style:name="T1" style:family="text">
      <style:text-properties officeooo:rsid="0004f928"/>
    </style:style>
    <style:style style:name="T2" style:family="text">
      <style:text-properties fo:font-weight="bold" style:font-weight-asian="bold" style:font-weight-complex="bold"/>
    </style:style>
    <style:style style:name="T3" style:family="text">
      <style:text-properties fo:font-weight="bold" officeooo:rsid="001152a8" style:font-weight-asian="bold" style:font-weight-complex="bold"/>
    </style:style>
    <style:style style:name="T4" style:family="text">
      <style:text-properties fo:font-weight="bold" officeooo:rsid="00063948" style:font-weight-asian="bold" style:font-weight-complex="bold"/>
    </style:style>
    <style:style style:name="T5" style:family="text">
      <style:text-properties fo:font-weight="bold" officeooo:rsid="00068d16" style:font-weight-asian="bold" style:font-weight-complex="bold"/>
    </style:style>
    <style:style style:name="T6" style:family="text">
      <style:text-properties fo:font-weight="bold" officeooo:rsid="000d3297" style:font-weight-asian="bold" style:font-weight-complex="bold"/>
    </style:style>
    <style:style style:name="T7" style:family="text">
      <style:text-properties fo:font-weight="bold" officeooo:rsid="001022e7" style:font-weight-asian="bold" style:font-weight-complex="bold"/>
    </style:style>
    <style:style style:name="T8" style:family="text">
      <style:text-properties fo:font-weight="bold" officeooo:rsid="0011ea3a" style:font-weight-asian="bold" style:font-weight-complex="bold"/>
    </style:style>
    <style:style style:name="T9" style:family="text">
      <style:text-properties officeooo:rsid="0011b449"/>
    </style:style>
    <style:style style:name="T10" style:family="text">
      <style:text-properties officeooo:rsid="001152a8"/>
    </style:style>
    <style:style style:name="T11" style:family="text">
      <style:text-properties fo:font-weight="normal" style:font-weight-asian="normal" style:font-weight-complex="normal"/>
    </style:style>
    <style:style style:name="T12" style:family="text">
      <style:text-properties fo:font-weight="normal" officeooo:rsid="00083632" style:font-weight-asian="normal" style:font-weight-complex="normal"/>
    </style:style>
    <style:style style:name="T13" style:family="text">
      <style:text-properties fo:font-weight="normal" officeooo:rsid="000889bd" style:font-weight-asian="normal" style:font-weight-complex="normal"/>
    </style:style>
    <style:style style:name="T14" style:family="text">
      <style:text-properties fo:font-weight="normal" officeooo:rsid="0009c2c1" style:font-weight-asian="normal" style:font-weight-complex="normal"/>
    </style:style>
    <style:style style:name="T15" style:family="text">
      <style:text-properties fo:font-weight="normal" officeooo:rsid="000d3297" style:font-weight-asian="normal" style:font-weight-complex="normal"/>
    </style:style>
    <style:style style:name="T16" style:family="text">
      <style:text-properties fo:font-weight="normal" officeooo:rsid="000aa0b5" style:font-weight-asian="normal" style:font-weight-complex="normal"/>
    </style:style>
    <style:style style:name="T17" style:family="text">
      <style:text-properties fo:font-weight="normal" officeooo:rsid="001022e7" style:font-weight-asian="normal" style:font-weight-complex="normal"/>
    </style:style>
    <style:style style:name="T18" style:family="text">
      <style:text-properties fo:font-weight="normal" officeooo:rsid="0011ea3a" style:font-weight-asian="normal" style:font-weight-complex="normal"/>
    </style:style>
    <style:style style:name="T19" style:family="text">
      <style:text-properties fo:font-weight="normal" officeooo:rsid="00129fb6" style:font-weight-asian="normal" style:font-weight-complex="normal"/>
    </style:style>
    <style:style style:name="T20" style:family="text">
      <style:text-properties fo:font-weight="normal" officeooo:rsid="0012d416" style:font-weight-asian="normal" style:font-weight-complex="normal"/>
    </style:style>
    <style:style style:name="T21" style:family="text">
      <style:text-properties fo:font-weight="normal" officeooo:rsid="00140058" style:font-weight-asian="normal" style:font-weight-complex="normal"/>
    </style:style>
    <style:style style:name="T22" style:family="text">
      <style:text-properties officeooo:rsid="00068331"/>
    </style:style>
    <style:style style:name="T23" style:family="text">
      <style:text-properties officeooo:rsid="00083632"/>
    </style:style>
    <style:style style:name="T24" style:family="text">
      <style:text-properties officeooo:rsid="000f2e90"/>
    </style:style>
    <style:style style:name="T25" style:family="text">
      <style:text-properties officeooo:rsid="0011ea3a"/>
    </style:style>
    <style:style style:name="T26" style:family="text">
      <style:text-properties officeooo:rsid="0012160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igh Availability Cluster protocol for failure detection – Implementation in <text:span text:style-name="T1">Client-Server</text:span> architecture</text:p>
      <text:p text:style-name="P3"/>
      <text:p text:style-name="P3">Language use : Java</text:p>
      <text:p text:style-name="P3">Transport-layer protocol used : UDP</text:p>
      <text:p text:style-name="P8">Message sending and receiving is done using UDP sockets.</text:p>
      <text:p text:style-name="P8"/>
      <text:p text:style-name="P3"><text:span text:style-name="T2">Classes</text:span> : </text:p>
      <text:p text:style-name="P3"><text:span text:style-name="T2"/></text:p>
      <text:p text:style-name="P3"><text:span text:style-name="T2"><text:tab/>BauPacket</text:span> : This is the packet sent over the network by the peers. <text:span text:style-name="T9">It contains the field to store ID of each peers. </text:span></text:p>
      <text:p text:style-name="P3"><text:span text:style-name="T2"/></text:p>
      <text:p text:style-name="P3"><text:span text:style-name="T2"><text:tab/>BauClientInfo</text:span>: Th<text:span text:style-name="T23">e object of this</text:span> class stores information <text:span text:style-name="T9">of </text:span>each <text:span text:style-name="T23">of the</text:span> <text:span text:style-name="T23">nodes</text:span> in the network <text:span text:style-name="T23">including the client</text:span>. <text:span text:style-name="T9">These information include IP address, Status, and Id. The status is a Boolean variable. If it is true, the peer is active else the peer is down.</text:span></text:p>
      <text:p text:style-name="P3"/>
      <text:p text:style-name="P10"><text:tab/>The object of this class is stored in an ArrayList ‘<text:span text:style-name="T2">clientInfo’. </text:span><text:span text:style-name="T11">It is important </text:span><text:span text:style-name="T13">to note </text:span><text:span text:style-name="T11">the number of the object will be same as the number of nodes </text:span><text:span text:style-name="T14">because these object represent nodes in the network</text:span><text:span text:style-name="T11">. This ArrayList ‘</text:span><text:span text:style-name="T2">clientInfo’ </text:span><text:span text:style-name="T11">is key in implementing the automat</text:span><text:span text:style-name="T14">ic failover. Initially, the first node in the ArrayList takes the role of server. If this server fails, the next node in the ArrayList becomes the server and so on. <text:s/></text:span></text:p>
      <text:p text:style-name="P3"><text:span text:style-name="T2"/></text:p>
      <text:p text:style-name="P4"><text:span text:style-name="T2"><text:tab/>Bau</text:span><text:span text:style-name="T4">ClientServer</text:span> : This class implements <text:span text:style-name="T22">both the client and server process to take care of the <text:tab/><text:tab/>failover. What it means is each of the node running this class can behave as a server if need arises.</text:span></text:p>
      <text:p text:style-name="P4"/>
      <text:p text:style-name="P4"><text:span text:style-name="T22"><text:tab/>First, one of the end system running this class will assume the role of the server. If it fails, one of the other peer will be chosen as the client. If the first-failed server wants to join the network again, it will join as a client by running its client process.</text:span></text:p>
      <text:p text:style-name="P3"/>
      <text:p text:style-name="P3"><text:tab/><text:span text:style-name="T5">BauArrayList : </text:span><text:span text:style-name="T12">This class implements serialization. Every object of this class will contain ArrayList. We send the object of this class and since the object contains ArrayList, we will eventually end up sending the ArrayList. </text:span></text:p>
      <text:p text:style-name="P3"/>
      <text:p text:style-name="P3"/>
      <text:p text:style-name="P3"><text:span text:style-name="T2">Design</text:span>: </text:p>
      <text:p text:style-name="P5"><text:s/></text:p>
      <text:p text:style-name="P11">Our design makes it possible for each node to act as either a client or server as the needed arises.</text:p>
      <text:p text:style-name="P11">One of the node is chosen as the server at first, and therefore it runs only its server side code.</text:p>
      <text:p text:style-name="P11">All the other node in the network runs the client side code, however, these other nodes can also behave as a server if the currently running server fails. If such situation arises, <text:span text:style-name="T24">one</text:span> <text:span text:style-name="T24">of the previous client <text:s/></text:span>node will stop its cl<text:span text:style-name="T24">ient side and assumes the role of the server.</text:span></text:p>
      <text:p text:style-name="P11"/>
      <text:p text:style-name="P12">The above mentioned process is achieved by sharing, between all the nodes, the ArrayList <text:span text:style-name="T6">ClientInfo </text:span>that maintains the information for all the nodes in the network.</text:p>
      <text:p text:style-name="P6"/>
      <text:p text:style-name="P6"/>
      <text:p text:style-name="P12">To illustrate the high-level overview of our design, consider the following example.</text:p>
      <text:p text:style-name="P12"><text:s/>Assume there are three nodes in the network i.e. Host A, Host B and Host C. </text:p>
      <text:p text:style-name="P12"><text:soft-page-break/>Each host will have their own copy of the above mentioned Classes. </text:p>
      <text:p text:style-name="P12"/>
      <text:p text:style-name="P13">Each host will also maintain an ArrayList <text:span text:style-name="T7">ClientInfo </text:span>that contains the Object of <text:span text:style-name="T2">BauClientInfo. </text:span></text:p>
      <text:p text:style-name="P13"><text:span text:style-name="T11"/></text:p>
      <text:p text:style-name="P13"><text:span text:style-name="T11">In this case, since there are a total of 3 </text:span><text:span text:style-name="T17">nodes </text:span><text:span text:style-name="T11">in the network, each </text:span><text:span text:style-name="T17">host will maintain an ArrayList </text:span><text:span text:style-name="T7">ClientInfo</text:span><text:span text:style-name="T17"> of size 3 containing 3 objects of <text:s/></text:span><text:span text:style-name="T2">BauClientInfo </text:span><text:span text:style-name="T17">such that these 3 object represents 3 nodes that are currently in the network. </text:span></text:p>
      <text:p text:style-name="P13"><text:span text:style-name="T17"/></text:p>
      <text:p text:style-name="P13"><text:span text:style-name="T17">(Note that, an</text:span><text:span text:style-name="T15"> object </text:span><text:span text:style-name="T17">of </text:span><text:span text:style-name="T2">BauClientInfo</text:span><text:span text:style-name="T17"> stores</text:span><text:span text:style-name="T15"> IP address, ID number, Status</text:span><text:span text:style-name="T17">)</text:span></text:p>
      <text:p text:style-name="P13"><text:span text:style-name="T17"/></text:p>
      <text:p text:style-name="P13"><text:span text:style-name="T17"><text:s/>If another Host D wants to join the network, our design requires that its IP should be provided beforehand. </text:span><text:span text:style-name="T16"><text:s/></text:span></text:p>
      <text:p text:style-name="P3"/>
      <text:p text:style-name="P7"><text:span text:style-name="T10">Also, each nodes are assigned an ID number beforehand. The ID is an integer which is unique to each node. In our case, Host A will have an ID 1, Host B will have an ID 2 and Host C will have an ID 3. This id is provided manually when making an object of <text:s/></text:span><text:span text:style-name="T3">BauClientInfo. </text:span><text:span text:style-name="T17">Remember, each object represents each of the node.</text:span></text:p>
      <text:p text:style-name="P7"><text:span text:style-name="T17"/></text:p>
      <text:p text:style-name="P14"><text:span text:style-name="T17">O</text:span><text:span text:style-name="T11">ur design chooses the first “node” (object) in the ArrayList </text:span><text:span text:style-name="T2">ClientInfo </text:span><text:span text:style-name="T11">as the server. Let us say, it is Host A. <text:s/>So, initially, the Host A will run its server process. Host B and C will run its client side. </text:span></text:p>
      <text:p text:style-name="P3"/>
      <text:p text:style-name="P7"><text:span text:style-name="T10"><text:s/>The sending process in the client side of Host B and Host C will continuously send a hearbeat message to the server which is, in our case, the object of </text:span><text:span text:style-name="T3">BauPacket</text:span><text:span text:style-name="T10"> class at an interval of 5 seconds. <text:s/>This sending process is implemented as a thread.</text:span></text:p>
      <text:p text:style-name="P7"/>
      <text:p text:style-name="P16">The receiving process in the server side of Host runs as a thread.</text:p>
      <text:p text:style-name="P15"/>
      <text:p text:style-name="P15">Remember since the server (Host A) maintains an ArrayList <text:span text:style-name="T2">ClientInfo, </text:span><text:span text:style-name="T11">it can update the status of the Host B and Host C by accessing the their respective object </text:span><text:span text:style-name="T18">representation</text:span><text:span text:style-name="T11"> in the ArrayList </text:span><text:span text:style-name="T2">ClientInfo</text:span><text:span text:style-name="T11">. It will set the status to false for the </text:span><text:span text:style-name="T18">h</text:span><text:span text:style-name="T11">ost </text:span><text:span text:style-name="T18">that</text:span><text:span text:style-name="T11"> it doesn’t receive packet from.</text:span></text:p>
      <text:p text:style-name="P5"/>
      <text:p text:style-name="P17"><text:span text:style-name="T25">Another thread , let us call it </text:span><text:span text:style-name="T8">checker, </text:span><text:span text:style-name="T25">runs in the server side of (Host A) that will check the ArrayList </text:span><text:span text:style-name="T7">ClientInfo </text:span><text:span text:style-name="T25">in every 15 seconds. Note that, Host B and Host C sends packet</text:span> every 5 seconds, while the server checks the <text:span text:style-name="T25">ArrayList </text:span>every <text:span text:style-name="T25">15</text:span> seconds. </text:p>
      <text:p text:style-name="P17"/>
      <text:p text:style-name="P17"><text:span text:style-name="T26">What it means is a client is considered dead if it doesn’t send any packets for 15 seconds. A time-out of 15 seconds helps us account for packet losses as well.</text:span> </text:p>
      <text:p text:style-name="P17"/>
      <text:p text:style-name="P18">This <text:span text:style-name="T2">checker </text:span><text:span text:style-name="T11">thread will also display the status of Host B and Host C Every 15 seconds. Additionally, it will also send </text:span><text:span text:style-name="T19">a copy of <text:s/>Server’s (Host A ) version of</text:span><text:span text:style-name="T11"> </text:span><text:span text:style-name="T2">ClientInfo </text:span><text:span text:style-name="T11">ArrayList to Host B and Host C. </text:span></text:p>
      <text:p text:style-name="P18"><text:span text:style-name="T11"/></text:p>
      <text:p text:style-name="P18"><text:span text:style-name="T11">Therefore, the receiving process in the client side of Host B and Host C will know the active status of each other (Since thie ArrayList </text:span><text:span text:style-name="T2">ClientInfo </text:span><text:span text:style-name="T11">sent by the server will contain information about all the nodes). </text:span></text:p>
      <text:p text:style-name="P18"><text:span text:style-name="T11"/></text:p>
      <text:p text:style-name="P19"><text:span text:style-name="T11">If </text:span><text:span text:style-name="T19">Host B and Host C doesn’t hear from Host A for 30 seconds, meaning, if they don’t get a copy of server’s (Host A) version of <text:s/>ArrayList </text:span><text:span text:style-name="T2">ClientInfo, </text:span><text:span text:style-name="T11"><text:s/></text:span><text:span text:style-name="T19">they will assume that the server (Host A) is dead. </text:span></text:p>
      <text:p text:style-name="P19"><text:span text:style-name="T19"/></text:p>
      <text:p text:style-name="P19"><text:soft-page-break/><text:span text:style-name="T19">In such a case, the second object in the “original” ArrayList </text:span><text:span text:style-name="T2">ClientInfo </text:span><text:span text:style-name="T19">maintained in Host B and Host C will assume the role of the Server. We mentioned earlier that each object in this ArrayList represent each node in the Network. Assume In this case, the second object represents Host B itself. Now, the remaining nodes in the network will start sending their hearbeat packets to the new server (Host B). In our case, Host C will send its packet to Host B. </text:span></text:p>
      <text:p text:style-name="P19"><text:span text:style-name="T19"/></text:p>
      <text:p text:style-name="P19"><text:span text:style-name="T19">Host B will abruptly stop its client side and start running its <text:s/>server side.</text:span></text:p>
      <text:p text:style-name="P19"><text:span text:style-name="T19"/></text:p>
      <text:p text:style-name="P20"><text:span text:style-name="T19">Now, If after sometime Host A wants to join the network, it would join as a client.</text:span></text:p>
      <text:p text:style-name="P20"><text:span text:style-name="T19"/></text:p>
      <text:p text:style-name="P20"><text:span text:style-name="T20">Notice that, the size of the “original” </text:span><text:span text:style-name="T2">ClientInfo </text:span><text:span text:style-name="T20">ArrayList maintained in the hosts is 3. <text:s/></text:span></text:p>
      <text:p text:style-name="P20"><text:span text:style-name="T20"/></text:p>
      <text:p text:style-name="P20"><text:span text:style-name="T20">Our automatic failover technique</text:span><text:span text:style-name="T19"> </text:span><text:span text:style-name="T20">will chose the next object in the list as the server in case the current server fails. </text:span></text:p>
      <text:p text:style-name="P20"><text:span text:style-name="T20"/></text:p>
      <text:p text:style-name="P20"><text:span text:style-name="T20">For example:</text:span></text:p>
      <text:p text:style-name="P20"><text:span text:style-name="T20"/></text:p>
      <text:p text:style-name="P20"><text:span text:style-name="T20">If a node (Host A) represented by the object at the 0th index of the “original” </text:span><text:span text:style-name="T2">ClientInfo</text:span><text:span text:style-name="T20"> ArrayList fails, our protocol will</text:span><text:span text:style-name="T11"> </text:span><text:span text:style-name="T20">select the node (Host B) at the 1st index as the new server (It is entirely possible that Host A can come back to life. If it does, it will assume the role of the client). </text:span></text:p>
      <text:p text:style-name="P20"><text:span text:style-name="T20"/></text:p>
      <text:p text:style-name="P20"><text:span text:style-name="T20">If Host B also fails, </text:span><text:span text:style-name="T21">our protocol will select Host C, next node in the ArrayList. If Host C fails, </text:span><text:span text:style-name="T20">it will adapt the circular behavior and checks if the 1s</text:span><text:span text:style-name="T21">t</text:span><text:span text:style-name="T20"> node that failed is active </text:span><text:span text:style-name="T21">or not</text:span><text:span text:style-name="T20">. If it is active then th</text:span><text:span text:style-name="T21">is node</text:span><text:span text:style-name="T20"> will be the next server.</text:span><text:span text:style-name="T11"> </text:span></text:p>
      <text:p text:style-name="P5"/>
      <text:p text:style-name="P5"/>
      <text:p text:style-name="P5"/>
      <text:p text:style-name="P9"/>
      <text:p text:style-name="P3"/>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23T23:15:01.907958404</meta:creation-date>
    <dc:date>2020-03-24T05:53:15.327556602</dc:date>
    <meta:editing-duration>PT5M7S</meta:editing-duration>
    <meta:editing-cycles>2</meta:editing-cycles>
    <meta:generator>LibreOffice/6.0.7.3$Linux_X86_64 LibreOffice_project/00m0$Build-3</meta:generator>
    <meta:document-statistic meta:table-count="0" meta:image-count="0" meta:object-count="0" meta:page-count="3" meta:paragraph-count="42" meta:word-count="1207" meta:character-count="6678" meta:non-whitespace-character-count="5466"/>
  </office:meta>
</office:document-meta>
</file>